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95.95pt"/>
    </style:style>
    <style:style style:name="co5" style:family="table-column">
      <style:table-column-properties fo:break-before="auto" style:column-width="1001.45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135.3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407.79pt"/>
    </style:style>
    <style:style style:name="co10" style:family="table-column">
      <style:table-column-properties fo:break-before="auto" style:column-width="424.0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mpl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HashValue</text:p>
          </table:table-cell>
          <table:table-cell office:value-type="string" calcext:value-type="string">
            <text:p>ThreadCount</text:p>
          </table:table-cell>
          <table:table-cell office:value-type="string" calcext:value-type="string">
            <text:p>Line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ossibleConflict</text:p>
          </table:table-cell>
          <table:table-cell office:value-type="string" calcext:value-type="string">
            <text:p>LicenseSour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-500884852934785468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http://spring.io/blog/2011/01/04/green-beans-getting-started-with-spring-mvc/</text:p>
          </table:table-cell>
          <table:table-cell office:value-type="string" calcext:value-type="string">
            <text:p>Official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pivotal.io/legal</text:p>
          </table:table-cell>
          <table:table-cell/>
        </table:table-row>
        <table:table-row table:style-name="ro1">
          <table:table-cell office:value-type="string" calcext:value-type="string">
            <text:p>15909787418800016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meyerweb.com/eric/tools/css/reset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Public domain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meyerweb.com/eric/tools/css/reset/</text:p>
          </table:table-cell>
          <table:table-cell office:value-type="string" calcext:value-type="string">
            <text:p>License provided in snippet (comment)</text:p>
          </table:table-cell>
        </table:table-row>
        <table:table-row table:style-name="ro1">
          <table:table-cell office:value-type="string" calcext:value-type="string">
            <text:p>625541968732388730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web.archive.org/web/20120127002346/https://codeigniter.com/wiki/mod_rewrite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eb.archive.org/web/20120113155354/http://codeigniter.com/terms</text:p>
          </table:table-cell>
          <table:table-cell office:value-type="string" calcext:value-type="string">
            <text:p>Not available anymore</text:p>
          </table:table-cell>
        </table:table-row>
        <table:table-row table:style-name="ro1">
          <table:table-cell office:value-type="string" calcext:value-type="string">
            <text:p>49044921329615020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</table:table-row>
        <table:table-row table:style-name="ro1">
          <table:table-cell office:value-type="string" calcext:value-type="string">
            <text:p>-424244137664379495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https://developer.android.com/training/implementing-navigation/nav-drawer</text:p>
          </table:table-cell>
          <table:table-cell office:value-type="string" calcext:value-type="string">
            <text:p>OfficialTutorial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developer.android.com/license</text:p>
          </table:table-cell>
          <table:table-cell office:value-type="string" calcext:value-type="string">
            <text:p>Compatibility of BY and BY-SA?</text:p>
          </table:table-cell>
        </table:table-row>
        <table:table-row table:style-name="ro1">
          <table:table-cell office:value-type="string" calcext:value-type="string">
            <text:p>-134474895848802170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</table:table-row>
        <table:table-row table:style-name="ro1">
          <table:table-cell office:value-type="string" calcext:value-type="string">
            <text:p>-381264010473955977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MLConfig</text:p>
          </table:table-cell>
          <table:table-cell office:value-type="string" calcext:value-type="string">
            <text:p>https://github.com/rails/rails/blob/28cf893d6c95bd4428b030894898587c79a8c6b1/railties/lib/rails/generators/rails/app/templates/config/databases/sqlite3.yml</text:p>
          </table:table-cell>
          <table:table-cell office:value-type="string" calcext:value-type="string">
            <text:p>DefaultConfig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github.com/rails/rails/blob/master/MIT-LICENSE</text:p>
          </table:table-cell>
          <table:table-cell office:value-type="string" calcext:value-type="string">
            <text:p>Not found in most recent release of rails/rails</text:p>
          </table:table-cell>
        </table:table-row>
        <table:table-row table:style-name="ro1">
          <table:table-cell office:value-type="string" calcext:value-type="string">
            <text:p>486859754970566610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ttps://www.w3schools.com/php/php_file_upload.asp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Fair Use Polic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www.w3schools.com/about/about_copyright.asp</text:p>
          </table:table-cell>
          <table:table-cell office:value-type="string" calcext:value-type="string">
            <text:p>Unclear if fair use policy applies for usage on SO</text:p>
          </table:table-cell>
        </table:table-row>
        <table:table-row table:style-name="ro1">
          <table:table-cell office:value-type="string" calcext:value-type="string">
            <text:p>-811074785969898306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stackoverflow.com/a/39532855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legal/terms-of-service/public</text:p>
          </table:table-cell>
          <table:table-cell office:value-type="string" calcext:value-type="string">
            <text:p>Could be originally from SO</text:p>
          </table:table-cell>
        </table:table-row>
        <table:table-row table:style-name="ro1">
          <table:table-cell office:value-type="string" calcext:value-type="string">
            <text:p>-116781241792445336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MLConfig</text:p>
          </table:table-cell>
          <table:table-cell office:value-type="string" calcext:value-type="string">
            <text:p>https://github.com/rails/rails/blob/28cf893d6c95bd4428b030894898587c79a8c6b1/railties/lib/rails/generators/rails/app/templates/config/databases/sqlite3.yml</text:p>
          </table:table-cell>
          <table:table-cell office:value-type="string" calcext:value-type="string">
            <text:p>DefaultConfig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github.com/rails/rails/blob/master/MIT-LICENSE</text:p>
          </table:table-cell>
          <table:table-cell office:value-type="string" calcext:value-type="string">
            <text:p>Not found in most recent release of rails/rails</text:p>
          </table:table-cell>
        </table:table-row>
        <table:table-row table:style-name="ro1">
          <table:table-cell office:value-type="string" calcext:value-type="string">
            <text:p>7051436401999714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</table:table-row>
        <table:table-row table:style-name="ro1">
          <table:table-cell office:value-type="string" calcext:value-type="string">
            <text:p>-1151016766288813810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://www.androidhive.info/2012/02/android-custom-listview-with-image-and-text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</table:table-row>
        <table:table-row table:style-name="ro1">
          <table:table-cell office:value-type="string" calcext:value-type="string">
            <text:p>471051751859004717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http://tomcat.apache.org/tomcat-7.0-doc/config/filter.html#CORS_Filter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://tomcat.apache.org/legal.html</text:p>
          </table:table-cell>
          <table:table-cell/>
        </table:table-row>
        <table:table-row table:style-name="ro1">
          <table:table-cell office:value-type="string" calcext:value-type="string">
            <text:p>-829506294874750076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lorMapping</text:p>
          </table:table-cell>
          <table:table-cell office:value-type="string" calcext:value-type="string">
            <text:p>https://css-tricks.com/rgba-browser-support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Custom permissive licens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css-tricks.com/license/</text:p>
          </table:table-cell>
          <table:table-cell office:value-type="string" calcext:value-type="string">
            <text:p>Tutorial is older than oldest SO post</text:p>
          </table:table-cell>
        </table:table-row>
        <table:table-row table:style-name="ro1">
          <table:table-cell office:value-type="string" calcext:value-type="string">
            <text:p>436315486587379724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bootsnipp.com/snippets/featured/multi-level-dropdown-menu-bs3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bootsnipp.com/license</text:p>
          </table:table-cell>
          <table:table-cell/>
        </table:table-row>
        <table:table-row table:style-name="ro1">
          <table:table-cell office:value-type="string" calcext:value-type="string">
            <text:p>222315721729075314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Generated by IDE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https://stackoverflow.com/q/20699003</text:p>
          </table:table-cell>
          <table:table-cell office:value-type="string" calcext:value-type="string">
            <text:p>SO user mentions that file has been generated by the NetBeans IDE</text:p>
          </table:table-cell>
        </table:table-row>
        <table:table-row table:style-name="ro1">
          <table:table-cell office:value-type="string" calcext:value-type="string">
            <text:p>-451619511186662200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ttp://php.net/manual/en/function.mail.php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://php.net/copyright.php</text:p>
          </table:table-cell>
          <table:table-cell/>
        </table:table-row>
        <table:table-row table:style-name="ro1">
          <table:table-cell office:value-type="string" calcext:value-type="string">
            <text:p>-421431050299655304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gtmetrix.com/enable-gzip-compression.html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tmetrix.com/terms-of-service.html</text:p>
          </table:table-cell>
          <table:table-cell/>
        </table:table-row>
        <table:table-row table:style-name="ro1">
          <table:table-cell office:value-type="string" calcext:value-type="string">
            <text:p>269680390275421959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https://developer.android.com/training/implementing-navigation/nav-drawer</text:p>
          </table:table-cell>
          <table:table-cell office:value-type="string" calcext:value-type="string">
            <text:p>OfficialTutorial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developer.android.com/license</text:p>
          </table:table-cell>
          <table:table-cell office:value-type="string" calcext:value-type="string">
            <text:p>Compatibility of BY and BY-SA?</text:p>
          </table:table-cell>
        </table:table-row>
        <table:table-row table:style-name="ro1">
          <table:table-cell office:value-type="string" calcext:value-type="string">
            <text:p>5168938712808145599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3/07/android-expandable-list-view-tutoria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Tutorial is older than oldest SO post</text:p>
          </table:table-cell>
        </table:table-row>
        <table:table-row table:style-name="ro1">
          <table:table-cell office:value-type="string" calcext:value-type="string">
            <text:p>15935400983954040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MLExample</text:p>
          </table:table-cell>
          <table:table-cell office:value-type="string" calcext:value-type="string">
            <text:p>https://docs.python.org/2/library/xml.etree.elementtree.htm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PSF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docs.python.org/2/license.html#history-and-license</text:p>
          </table:table-cell>
          <table:table-cell/>
        </table:table-row>
        <table:table-row table:style-name="ro1">
          <table:table-cell office:value-type="string" calcext:value-type="string">
            <text:p>-2052795834881556512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7/android-gps-location-manager-tutoria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Seems to be older version, SO user attributes source: https://stackoverflow.com/a/22317790</text:p>
          </table:table-cell>
        </table:table-row>
        <table:table-row table:style-name="ro1">
          <table:table-cell office:value-type="string" calcext:value-type="string">
            <text:p>544310206023089105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www.rondebruin.nl/win/s1/outlook/amail6.htm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rondebruin.nl/win/s1/outlook/amail6.htm</text:p>
          </table:table-cell>
          <table:table-cell office:value-type="string" calcext:value-type="string">
            <text:p>Copyright remark at bottom of page</text:p>
          </table:table-cell>
        </table:table-row>
        <table:table-row table:style-name="ro1">
          <table:table-cell office:value-type="string" calcext:value-type="string">
            <text:p>-445840316952560749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4/05/android-working-with-volley-library-1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Tutorial is older than oldest SO post</text:p>
          </table:table-cell>
        </table:table-row>
        <table:table-row table:style-name="ro1">
          <table:table-cell office:value-type="string" calcext:value-type="string">
            <text:p>-358319814280059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SONExample</text:p>
          </table:table-cell>
          <table:table-cell office:value-type="string" calcext:value-type="string">
            <text:p>https://goessner.net/articles/JsonPath/index.html#e3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oessner.net/articles/JsonPath/index.html#e3</text:p>
          </table:table-cell>
          <table:table-cell office:value-type="string" calcext:value-type="string">
            <text:p>License remark on the right</text:p>
          </table:table-cell>
        </table:table-row>
        <table:table-row table:style-name="ro1">
          <table:table-cell office:value-type="string" calcext:value-type="string">
            <text:p>9202823679458084878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www.rondebruin.nl/win/s3/win008.htm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rondebruin.nl/win/s1/outlook/amail6.htm</text:p>
          </table:table-cell>
          <table:table-cell office:value-type="string" calcext:value-type="string">
            <text:p>Copyright remark at bottom of page</text:p>
          </table:table-cell>
        </table:table-row>
        <table:table-row table:style-name="ro1">
          <table:table-cell office:value-type="string" calcext:value-type="string">
            <text:p>439903864687672721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</table:table-row>
        <table:table-row table:style-name="ro1">
          <table:table-cell office:value-type="string" calcext:value-type="string">
            <text:p>109048674786326281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www.webdesignerdepot.com/2012/10/creating-a-modal-window-with-html5-and-css3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webdesignerdepot.com/2012/10/creating-a-modal-window-with-html5-and-css3/</text:p>
          </table:table-cell>
          <table:table-cell office:value-type="string" calcext:value-type="string">
            <text:p>Copyright remark at bottom of page</text:p>
          </table:table-cell>
        </table:table-row>
        <table:table-row table:style-name="ro1">
          <table:table-cell office:value-type="string" calcext:value-type="string">
            <text:p>854747847856457610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1/android-json-parsing-tutoria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Tutorial is older than oldest SO post</text:p>
          </table:table-cell>
        </table:table-row>
        <table:table-row table:style-name="ro1">
          <table:table-cell office:value-type="string" calcext:value-type="string">
            <text:p>-580737802711512529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www.androidhive.info/2012/05/how-to-connect-android-with-php-mysql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ndroidhive.info/terms-of-service/</text:p>
          </table:table-cell>
          <table:table-cell office:value-type="string" calcext:value-type="string">
            <text:p>Unclear if tutorial is older than oldest SO post</text:p>
          </table:table-cell>
        </table:table-row>
        <table:table-row table:style-name="ro1">
          <table:table-cell office:value-type="string" calcext:value-type="string">
            <text:p>7836666580979170565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css-tricks.com/snippets/css/media-queries-for-standard-devices/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Custom permissive licens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css-tricks.com/license/</text:p>
          </table:table-cell>
          <table:table-cell/>
        </table:table-row>
        <table:table-row table:style-name="ro1">
          <table:table-cell office:value-type="string" calcext:value-type="string">
            <text:p>-795517755672343216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ther</text:p>
          </table:table-cell>
          <table:table-cell table:number-columns-repeated="3"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-86327406410383946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MLGu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Other</text:p>
          </table:table-cell>
          <table:table-cell table:number-columns-repeated="3"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-212243228535403416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www.nginx.com/resources/wiki/start/topics/examples/full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BS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://nginx.org/LICENSE</text:p>
          </table:table-cell>
          <table:table-cell office:value-type="string" calcext:value-type="string">
            <text:p>Snippet seems to be older version of config file</text:p>
          </table:table-cell>
        </table:table-row>
        <table:table-row table:style-name="ro1">
          <table:table-cell office:value-type="string" calcext:value-type="string">
            <text:p>-67145176739765329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https://webcheatsheet.com/php/send_email_text_html_attachment.php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ebcheatsheet.com/php/send_email_text_html_attachment.php</text:p>
          </table:table-cell>
          <table:table-cell office:value-type="string" calcext:value-type="string">
            <text:p>Copyright remark in lower left part of page</text:p>
          </table:table-cell>
        </table:table-row>
        <table:table-row table:style-name="ro1">
          <table:table-cell office:value-type="string" calcext:value-type="string">
            <text:p>26173626227706432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MLConfig</text:p>
          </table:table-cell>
          <table:table-cell office:value-type="string" calcext:value-type="string">
            <text:p>https://github.com/sonatype/nexus-book-examples/blob/master/maven/settings/settings.xm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CC BY-NC-ND 3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ithub.com/sonatype/nexus-book/blob/master/chapter-license.asciidoc</text:p>
          </table:table-cell>
          <table:table-cell office:value-type="string" calcext:value-type="string">
            <text:p>Variant of default config file</text:p>
          </table:table-cell>
        </table:table-row>
        <table:table-row table:style-name="ro1">
          <table:table-cell office:value-type="string" calcext:value-type="string">
            <text:p>7634855721834100918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github.com/nexcess/magento/blob/master/.htaccess.sample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OSL 3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github.com/nexcess/magento/blob/master/LICENSE.txt</text:p>
          </table:table-cell>
          <table:table-cell/>
        </table:table-row>
        <table:table-row table:style-name="ro1">
          <table:table-cell office:value-type="string" calcext:value-type="string">
            <text:p>-234620642798312536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stackoverflow.com/a/36029225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a/36029225</text:p>
          </table:table-cell>
          <table:table-cell office:value-type="string" calcext:value-type="string">
            <text:p>Posted by author of snippet on SO</text:p>
          </table:table-cell>
        </table:table-row>
        <table:table-row table:style-name="ro1">
          <table:table-cell office:value-type="string" calcext:value-type="string">
            <text:p>-219315127733048316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bjectiveC</text:p>
          </table:table-cell>
          <table:table-cell office:value-type="string" calcext:value-type="string">
            <text:p>https://developer.apple.com/library/archive/qa/qa1703/_index.htm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apple.com/legal/internet-services/terms/site.html</text:p>
          </table:table-cell>
          <table:table-cell/>
        </table:table-row>
        <table:table-row table:style-name="ro1">
          <table:table-cell office:value-type="string" calcext:value-type="string">
            <text:p>94844797557627507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://vbadud.blogspot.com/2009/08/how-to-login-to-website-using-vba.html</text:p>
          </table:table-cell>
          <table:table-cell office:value-type="string" calcext:value-type="string">
            <text:p>IndependentTutorial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://vbadud.blogspot.com/2009/08/how-to-login-to-website-using-vba.html</text:p>
          </table:table-cell>
          <table:table-cell/>
        </table:table-row>
        <table:table-row table:style-name="ro1">
          <table:table-cell office:value-type="string" calcext:value-type="string">
            <text:p>-541081828841706569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B(A)</text:p>
          </table:table-cell>
          <table:table-cell office:value-type="string" calcext:value-type="string">
            <text:p>https://answers.microsoft.com/en-us/windows/forum/windows_vista-security/windows-falsely-says-download-has-virus-and-will/f51640dc-cab7-4a04-8808-347ca883c4d2?messageId=c7d10413-a8e4-42ed-a6da-f6d2569e5820</text:p>
          </table:table-cell>
          <table:table-cell office:value-type="string" calcext:value-type="string">
            <text:p>OfficialForum</text:p>
          </table:table-cell>
          <table:table-cell office:value-type="string" calcext:value-type="string">
            <text:p>Restrictive Terms of Servic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www.microsoft.com/en-us/legal/intellectualproperty/copyright/default.aspx</text:p>
          </table:table-cell>
          <table:table-cell/>
        </table:table-row>
        <table:table-row table:style-name="ro1">
          <table:table-cell office:value-type="string" calcext:value-type="string">
            <text:p>-1139808100093303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https://getbootstrap.com/docs/3.3/javascript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MIT/CC BY-SA 3.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getbootstrap.com/docs/3.3/javascript/</text:p>
          </table:table-cell>
          <table:table-cell office:value-type="string" calcext:value-type="string">
            <text:p>License remark at bottom of page</text:p>
          </table:table-cell>
        </table:table-row>
        <table:table-row table:style-name="ro1">
          <table:table-cell office:value-type="string" calcext:value-type="string">
            <text:p>-3346273856353424080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coderanch.com/t/610054/java/Add-DocumentListener-validate-multiple-JTextFields</text:p>
          </table:table-cell>
          <table:table-cell office:value-type="string" calcext:value-type="string">
            <text:p>IndependentForum</text:p>
          </table:table-cell>
          <table:table-cell office:value-type="string" calcext:value-type="string">
            <text:p>No license --&gt; Copyright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coderanch.com/t/610054/java/Add-DocumentListener-validate-multiple-JTextFields</text:p>
          </table:table-cell>
          <table:table-cell office:value-type="string" calcext:value-type="string">
            <text:p>Copyright remark at bottom of page</text:p>
          </table:table-cell>
        </table:table-row>
        <table:table-row table:style-name="ro1">
          <table:table-cell office:value-type="string" calcext:value-type="string">
            <text:p>305360740205448930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ttps://stackoverflow.com/questions/673153/html-table-with-fixed-headers/20030304#20030304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legal/terms-of-service/public</text:p>
          </table:table-cell>
          <table:table-cell office:value-type="string" calcext:value-type="string">
            <text:p>Could be originally from SO</text:p>
          </table:table-cell>
        </table:table-row>
        <table:table-row table:style-name="ro1">
          <table:table-cell office:value-type="string" calcext:value-type="string">
            <text:p>-7993532256955465403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ML/JavaScript</text:p>
          </table:table-cell>
          <table:table-cell office:value-type="string" calcext:value-type="string">
            <text:p>https://developers.google.com/youtube/iframe_api_reference#Getting_Started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Apache 2.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developers.google.com/youtube/iframe_api_reference#Getting_Started</text:p>
          </table:table-cell>
          <table:table-cell office:value-type="string" calcext:value-type="string">
            <text:p>License remark at bottom of page</text:p>
          </table:table-cell>
        </table:table-row>
        <table:table-row table:style-name="ro1">
          <table:table-cell office:value-type="string" calcext:value-type="string">
            <text:p>314810072566903856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stackoverflow.com/a/37046738</text:p>
          </table:table-cell>
          <table:table-cell office:value-type="string" calcext:value-type="string">
            <text:p>StackOverflow</text:p>
          </table:table-cell>
          <table:table-cell office:value-type="string" calcext:value-type="string">
            <text:p>CC BY-SA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stackoverflow.com/legal/terms-of-service/public</text:p>
          </table:table-cell>
          <table:table-cell office:value-type="string" calcext:value-type="string">
            <text:p>Could be originally from SO</text:p>
          </table:table-cell>
        </table:table-row>
        <table:table-row table:style-name="ro1">
          <table:table-cell office:value-type="string" calcext:value-type="string">
            <text:p>-495668304814102799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GPL 2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Variant of default config file</text:p>
          </table:table-cell>
        </table:table-row>
        <table:table-row table:style-name="ro1">
          <table:table-cell office:value-type="string" calcext:value-type="string">
            <text:p>-804291662272299144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xtConfig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GPL 2.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sourceforge.net/projects/proguard/</text:p>
          </table:table-cell>
          <table:table-cell office:value-type="string" calcext:value-type="string">
            <text:p>Variant of default config file</text:p>
          </table:table-cell>
        </table:table-row>
        <table:table-row table:style-name="ro1">
          <table:table-cell office:value-type="string" calcext:value-type="string">
            <text:p>8243950880252242804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https://developer.android.com/training/articles/security-ssl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CC BY 2.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ttps://developer.android.com/license</text:p>
          </table:table-cell>
          <table:table-cell office:value-type="string" calcext:value-type="string">
            <text:p>Compatibility of BY and BY-SA?</text:p>
          </table:table-cell>
        </table:table-row>
        <table:table-row table:style-name="ro1">
          <table:table-cell office:value-type="string" calcext:value-type="string">
            <text:p>911993833966356525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avaScriptExample</text:p>
          </table:table-cell>
          <table:table-cell office:value-type="string" calcext:value-type="string">
            <text:p>http://jqueryui.com/autocomplete/</text:p>
          </table:table-cell>
          <table:table-cell office:value-type="string" calcext:value-type="string">
            <text:p>OfficialDocumentation</text:p>
          </table:table-cell>
          <table:table-cell office:value-type="string" calcext:value-type="string">
            <text:p>MIT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jquery.org/license/</text:p>
          </table:table-cell>
          <table:table-cell/>
        </table:table-row>
        <table:table-row table:style-name="ro1">
          <table:table-cell office:value-type="string" calcext:value-type="string">
            <text:p>-91604691240680474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894342668387249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76360444073857241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98156796475072968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0113285688321616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34394325335559272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05451040105906471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9854936370735717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58541550752729488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00442872229692969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91305719549819258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5113972239944619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9417647617019049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24681962767270807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0022215844016908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6207207607215439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9391866631329603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1414241549100479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8605975516467060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0719050534648197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28933894635522024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25346407208814319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88590211217673651</text:p>
          </table:table-cell>
          <table:table-cell office:value-type="float" office:value="12" calcext:value-type="float">
            <text:p>12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3796588651120501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6601901179006901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9844944335086301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989047268026698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84057938309996464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615581821004062709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46903668668004088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317379377815570479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2299494315848703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59735636644947071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7458193214756895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8721822472215164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1908580338365908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91246892653236486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0120909950743285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6826379995518417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5895509595241457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2496740585879188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9907212616654012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00114582394737028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21637019389083290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19014934972818095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64751358803849492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05266165843721687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66295117053806738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852235496327294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5509930943198908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48665549817460840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07043005260720481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86362787350909325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59271590292417713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4256981255043877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36055921673867694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1876869338456906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1363347357567465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4492881658454556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1344564867343562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093797935149318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20256059601783390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120728692475957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09600691903205869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2166862056452707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7421519356447166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86944348151920656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5286254340409626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4674936004528222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51455993680552733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745317396234235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1170323093511056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00658961006298478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69758434428119015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76385828913957821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55160577801308826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207832608141402872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3084350547580752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7772602085482816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8555214025672935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4506850373261524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99830671807907827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3512116597600486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9882971830973459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0112027525988072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622973857766294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7317272782992381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8062068348523716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2554384373874225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07182111243747493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314483520343424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8829954830173460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3867605282831110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7024922322240272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999815727523598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7773005771500884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7432206626079380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7398378860419524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653768343588059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39438691779712168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8012668661774487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04356605086001048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17584406274845344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3590545524506888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2522811874863406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201563118651141339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8966880938880747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1959406314471911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21872008408170017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920445206248886987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81242330401691199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94368114509922553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110748367202919354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093067210615138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5890616728636596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75151416932102248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81600035473759456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70692816047781677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1362284338710350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017086595559876125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0794316988656531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3303677767732690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1639991701684274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47551572474015642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9388933154579619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4560478869127489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9071982662483312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7769375363407309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29253203015088369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90500060369058200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736017436506405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89379243842674034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06208100518560249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4527568840970862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5887559527619486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68200555556007311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7941491837991312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21179442263807427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4199906398663686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2717737103772939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2402317721813929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35000472099865103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95192127646806578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6927340295797356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07235993198917429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58045438102117928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90517771242444358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2319037980220629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5873641854096425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64035162068116557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432911962076088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0361258952807062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794026231314649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6191196415311022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152569804373157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666484612769436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5714671926623704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4832841118085939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908056893747614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0620284191915085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364277280355089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1913000576197176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02784411470051708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09990469071791560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580984027424161964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153009120017431773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6656717328286836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16347676349951685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2827098056827123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60954308863228498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40677867749398501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9664671447679682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56858009325556333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4479348097069710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02863967872131092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5678422376784218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9000952222012514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2731809110747235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1812118797570339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06865847505554432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9026271003497543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51604314950424373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1336728787689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1687180064568694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30517711774869663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3448787774803167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25405588495305570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4820585742091312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0327017378393907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95209274453527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09517714069816364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34293943617714784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090780459517707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8985482884428339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3348548834530810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3377715183237200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8938418747022897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3564099014730767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6089825205663847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4066937522884508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2158651698226961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9039199045299794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24516863824771015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6379312573160662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5671335812493617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7172375190456636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118178159048829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9818261921016200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4700323940141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722776885138931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9097307454115613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2812609604902864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85807063444903117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6150306589847636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443657642923381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9953428801570969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50024901245659729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025496565779007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572547150599665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3691737372071774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9585219610064613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560754690384710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20290793457668457</text:p>
          </table:table-cell>
          <table:table-cell office:value-type="float" office:value="7" calcext:value-type="float">
            <text:p>7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23111761618467476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47132496444666153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210080652456827021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9731106114673092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95858055505143799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427069715545091728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013044399635970540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020367314868897319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91796000992890557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77187917039538253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298548612228956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26948893476294588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3308584161964445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942509255400703052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77602232607231306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3973524385688326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69313439872226556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26779484911530976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23378431109717224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21870048897768134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8962519247776355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8200812100721394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861507377276972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3039155718973110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15231226359989888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9923329185040896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5088634019772791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0369360482592566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5298312075047511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9256351578335978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5042323696579428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13438647057228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1098187837205565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8840992016301051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1188813474409161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761440668202600454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78807292834141762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25620913412778396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0472210312949708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71059175320836658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1555178127422749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21025984058966815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1627063551271426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96908969231665626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844891082584053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7856348721572289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4826903053416892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4136761216421289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1303574919128238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0413162941765909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4152494065759941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0460853613654144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83123842961727151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08766747790595144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2197433609498807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30206581757672897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75510053690727160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76613223894813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1353979175701938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43488750670407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68577247233781376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4077441921609481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83766617335232728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81168429745993575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124160597042024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69781309322385567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8243259053219936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9566283843652671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8799670684192228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8817740558709847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87817131698424304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4889928462988998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14702256332165209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9009798473165593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50089364695676835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95767046754013212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150669019546141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1138906609149800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64929914147180119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6717702493721897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1228316211398285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2666173574894566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43395351350754890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9497755608501062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0140868432115639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3186313820444729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61688054990375170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8327816602260451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01269708498767873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60661685930089720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0972276760441715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5539996195654078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31785672626157302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388333150049533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334914434177841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2876259318607344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66062903902914416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8525896260656506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295418158216267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6852147667454807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52565016221254901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2134833088979673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81731763866666264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0487559047009270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449044269742190178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04294653977591417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77482404871478465</text:p>
          </table:table-cell>
          <table:table-cell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95569438130837568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16684853017641881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24418094889049902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268176132432003008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5220135051016029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28558584288938808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131089500354668336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250343221847980167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90001823392833728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7944707108550613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19357850793231325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070538668226392881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10083565050373259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65257276033999576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606079262378767696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5241903899477237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69040016613881548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15999684358408914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7441993102384875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6103662145518018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5964512723136227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9844238741120950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93839351937872741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9810767369579922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6994132998416127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85774759516674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927384015516687348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406656184102204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00022243647380263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75487974958711562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63152455261233074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9978812387406445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77703920159972275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6957767745663342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45904286871419720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8488398317743874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95402592833534594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15643768256872819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5686870279269874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72257725794593558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1486444729412753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718224931919400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66261786539849930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61526969604151963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262539974279438276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676325380414689946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8564275891673251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5244858138501245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15662555019872762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3313059407033307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1342956092424317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7559929601490813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52272278388001665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8277396375753710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27975743391019375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1223724431881318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08102173588813903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116433198794154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83575580002765159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42849523486493445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24852067738817966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6368493975961871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38415628543087735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04323727550250259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15697303627959188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9718357080790177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90104467770944467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9515734290600874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31449961782364642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925734458640216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504262304608267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9674891352741092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77259117408038176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54396790314931276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5232270199568498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00439569812108077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6365162651026824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8774390067574096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019098193695108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97449970264475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82091166769863178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5753711915122899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41156867771188158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3360013927059835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0415929613552673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0901999670007984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3441365795084541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81958385295322294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787344159358589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73239967753196769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9204887637089519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91262869013577328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2682331643479293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036041495868358179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1812769404273976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3212648256058651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9277501090586334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7374914393427678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4503816861835162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28571617773045778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4827370523270818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127177460801757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7632353313281675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0709364005493638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97333773274973897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5550092093373291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821918434671570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9257944609943912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53462068588939286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8864136223475613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2573146153263172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58763516658708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22165795403382798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13272981014060668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44737680699878930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4847876452737406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7110897734612938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640857824942039786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39911287121340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290431031023724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622441167755753958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61342408379317620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14674951358607202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2963426688531137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2190979416755438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6479867992255269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588092735420815734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8754280502846982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820738055671760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4812177317463106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698252754199739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5152744252341246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4399909812889689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51494240713567597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2430201948409465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4210213051253553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34690671334663054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79952087321749386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4631811200941579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6312613847368300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5044797975801420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8332191805108409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4587145814145090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7510071465100722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2902102727707362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7242814945197917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6938960124293087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852164315752787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2783708702296131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1268711387147086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8943530429779171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575586759059443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4640855661825862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0588554047557932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96653138940999385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763395377180219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3970930420090812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9337191595216716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37184945341640426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5429355540198157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10659338965092753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6557577474609393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521757329648664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5188123522615261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5950275137315547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437836281090054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9195077250109172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90543292869254238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87474111476835764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653691803384994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5125739893841093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5025030787960857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5954140924183886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37208355066831788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02229136394399117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2725177681957018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33748811501017858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91132335958528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0015613920130387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760258259372910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345004572160011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42057079486127568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62089742297558774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014919921231983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3991164367185413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1489867652154238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8221384523383178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0840504329153630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1428401437951273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01965561864362481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2119662231899752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04775321083513688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3722893473238788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5381011935560451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1699279911315442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0632275952286450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767121001226163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6774755277726371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08360392736166442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4133667687460664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0999396943053386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8797346903458645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6406147904743570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124683550148431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42327044831529568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119453640139065022</text:p>
          </table:table-cell>
          <table:table-cell office:value-type="float" office:value="5" calcext:value-type="float">
            <text:p>5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27486550530475939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95404664854118945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761885323131420759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09958692045172579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40507415921173751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5425268673291297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666949083299967796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6726864403651272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93476503271385078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71453944325266544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1925691861619294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24160720556971315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828715727391298505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694045080617003588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904919059309997257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436567475961792568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47177713365853519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215409948733236595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38571384296304830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1705702589506936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39918447550881123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677445004740838465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58241340568249917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3240605998027427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46719397689471494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05843637389648043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27781587929840327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558378006181429454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861846715682788471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55247669234077587</text:p>
          </table:table-cell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801396378476524403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24646969551491353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66844919324230833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68174945026487646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72770906104678669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65155400985436101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40911373998630966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0810905777141504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33774913841160295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728016676258723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82135589399341495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33805713692523092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09418973436338563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7558984317684084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21059283717053505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89188430571516545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19204518489074670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78234844529697892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458007427702880306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13517850796026848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30587640484649206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0823550374436316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1499474105338558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162704615312877246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13827792157603634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4803433207865399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811949093399830323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2025962929267684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90407436566600508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05356804419274619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75898391105156794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53742256145559791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570570704698349907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7180652909278926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8238465063961246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2790253202596422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7683888954961389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07762855062252813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5615030452568202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5874894407206778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049830321457974137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601468516387933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03158460115244784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076527910589618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5706294631984879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17895098761010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25243339711811074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5784248245086064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7502149281591467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3028652760653527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662009173646869369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65839923263184599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59015309253547098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6733062016455789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6623904939572192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6066971929762581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8484852194837800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76204375154982743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0020306243206706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57537885382679837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1235704697699807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22048151593332477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1403386505487357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27556597406440129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2426729303730948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21559312720786127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27110648985008414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22457666918371118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83797230092716232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80547367760396329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4335404717183071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4479757673883349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9797488203021824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7259417906328814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7236975048911466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266913410221716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7964023672618413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9632318121165340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53182804553735107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96802210978990335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8102408035077408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5257286960635247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6013101802368802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082783455461614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2616117825600627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375379707000354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08400916026456498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10393346594456837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3608953161379526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3608621206378518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7066058431977911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9164967738878948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727519703403483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649297050815963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4264213794670905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9365634377702678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33517897659972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2476827220177819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41945232613732345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0199520500945640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2757784598768598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22066141132481138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9424550274769313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361127043509020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01252044853379478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429584082090582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318803049035058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7968897370467403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85466621169926183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2809573870864616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37321396959216984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553323443133429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0383113933086529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1789142305584498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92326989947213981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638004129931638355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536075194387529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5186028814791776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3374064245110062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4934630201374197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955918354603220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5464430022059230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57640839706763459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8074974101743248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0217409310625528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9782035280715996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7824320791067070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25943696606500955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3112815335995965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835948928147284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95676487870815889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5195944807478661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6483831982106216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65526073124631793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6438921023929119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6626925978383561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2765601629804952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448966116770830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626019974257637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09589356907800021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97288855012273456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4942573067179436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2836827601372618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5576652915195990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4930462828989219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27454288671172198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3671933533661010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877607093749430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9757754479367353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022745591527207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958400611223612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0191683215103395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589489976945965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63403068029915555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3297075770206276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03338745547985085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2482633746529695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6263088319921900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80729310191407400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051682519321921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54167055675330568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3538067746475812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01763873040829793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0842927462771871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8800031618520506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9690334383921153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56850645159121095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11059269098590111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8243422637444858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0073285751699126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180377219493282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5729803838316383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0666316670244194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0758543798428656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9566497614016584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54963133871429566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33907359705677658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6483029019518617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3923560241036399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1246185043337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45414608082406110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13045860613633382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0088818329042311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08823054801960544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8178897400142833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52074063744905708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408248809436690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1253418397661425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0612996073643589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8095838533618203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4262044632603207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437103858606101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7570063686897969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3870417256607413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55985766606572946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5364219339533260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6558376868948554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7131726479994835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659409921544249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249304803182996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0994037677099939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20546062552572074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7054982946234432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5555130236511785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4969312876934267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3499680090427493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4331335345035899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11627604518310597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5760914918792996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1189444456540533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644230677123735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8680920008022672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691184284989118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24595896517076569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68198129744714046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4632380627834105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62126783001889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48194255469000758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5168243753226265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8193458295109995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3184024504795352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103523873730288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15250480313593049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8457008840363760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2986013506171968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4262757979564844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486496972014979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98179051348001583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175896963887594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46086271515038699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2128730178247635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44773135723065694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65577872821816660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33826919959766354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919158624554178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69433266468626375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837624474876911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8641154195208264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16279925746733154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35213220296780879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29794426987493684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8744203577664775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10607563922108255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99049672026123527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9870621637628488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1878777922951613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27983591429359447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32121334538040832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0127183142514628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56660935699690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9098293813974636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92818149138866410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5317526445658532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97199842445772624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12225109900040669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72982057570977187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9325429153320822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723091568366920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8743602575081420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3267016813834574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4135714661823954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90520571587723358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90084445168631931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97733810269115387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4755332725005423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3123020479187475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57899097086205414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884381838591051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5050724942145123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83367548736984169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640181846358749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9995767928955778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5444946492130139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1872362927630933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51115444220883393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3479911200850243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00072485427207269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83973318397202958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27086439236394536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345370760800093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2653963998300838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38764877283343831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848504922426925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9328643877252659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19628035838206229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7944931258215767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0235409854722153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6757751707216168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5911515176187843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99069581840680016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98546240261851474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841221203889131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7868462809722958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2927232754948956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0434414749562754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24997135989174692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68300283005940378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852475587617374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598236988595910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77372070759140898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70379476736597857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1578074009534399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488978260701959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8286638451205011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24039753295415742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71964377691517769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00669065969641269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613252394878700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9922910672218240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369793627950196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5252928594949347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6458548946039181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988361974980479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5507447108051824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7095587034233190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16797666105997976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55820737781855594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2630030519693652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96977528448698651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49362865525172313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594723074720218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82805801667461231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2370928493231275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1909395591792393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83894226961611426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7878059579795124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63432045226036419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50567296689102852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5115799906219050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18531245316352708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8416084325379280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2939519915431687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17673824090346109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22274401256064630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90120051262648135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1174860450410409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72724142983473544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7106791670896949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4223677568008798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5403591015115734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2376505124987767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39719455424152898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4599201851851050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98843657671714786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91805267947537981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12093270662389106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7026263250875464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3114664200971695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10322500996577663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760705011718714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9519765312007943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6834681332927931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8332208449446054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166834516555592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74524409436063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85834090281491763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7354718658092639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59463166770676266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10138566727646433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669627048475340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62928464612816523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090558532782401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9753136622503037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8946358235851520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5017111917686313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347179281444861519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7628876794498506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4706903146107278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52770925281681206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689318375178700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7779205937356682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1262528830859166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89342142298838627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91060769032895354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750177661263449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9979128560769725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60646169606408076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73388687461398667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616722684869984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8349512897634850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5607952192929894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90619621741422908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40965503247334016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03709344387024521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647777592748651576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02379503248810586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14981937311259231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15292660227495861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76613813018139094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5777266533547787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4076227767516619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47504374329365259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6450241056961599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802242167558455124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7920869186693258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28244878185354467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59697516462403752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784843859401528026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</table:table>
      <table:table table:name="analysis" table:style-name="ta1">
        <table:table-column table:style-name="co1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XMLConfig</text:p>
          </table:table-cell>
          <table:table-cell table:formula="of:=COUNTIF([$sample2.D2:.D51];[.A2])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CSS</text:p>
          </table:table-cell>
          <table:table-cell table:formula="of:=COUNTIF([$sample2.D3:$sample2.D52];[.A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xtConfig</text:p>
          </table:table-cell>
          <table:table-cell table:formula="of:=COUNTIF([$sample2.D4:$sample2.D53];[.A4])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Java</text:p>
          </table:table-cell>
          <table:table-cell table:formula="of:=COUNTIF([$sample2.D5:.D54];[.A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XMLGui</text:p>
          </table:table-cell>
          <table:table-cell table:formula="of:=COUNTIF([$sample2.D6:$sample2.D55];[.A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MLConfig</text:p>
          </table:table-cell>
          <table:table-cell table:formula="of:=COUNTIF([$sample2.D7:$sample2.D56];[.A7])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HP</text:p>
          </table:table-cell>
          <table:table-cell table:formula="of:=COUNTIF([$sample2.D8:$sample2.D57];[.A8])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VB(A)</text:p>
          </table:table-cell>
          <table:table-cell table:formula="of:=COUNTIF([$sample2.D9:$sample2.D58];[.A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lorMapping</text:p>
          </table:table-cell>
          <table:table-cell table:formula="of:=COUNTIF([$sample2.D10:$sample2.D59];[.A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MLExample</text:p>
          </table:table-cell>
          <table:table-cell table:formula="of:=COUNTIF([$sample2.D11:$sample2.D60];[.A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ONExample</text:p>
          </table:table-cell>
          <table:table-cell table:formula="of:=COUNTIF([$sample2.D12:$sample2.D61];[.A12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ObjectiveC</text:p>
          </table:table-cell>
          <table:table-cell table:formula="of:=COUNTIF([$sample2.D13:$sample2.D62];[.A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table:formula="of:=COUNTIF([$sample2.D14:$sample2.D63];[.A14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HTML/JavaScript</text:p>
          </table:table-cell>
          <table:table-cell table:formula="of:=COUNTIF([$sample2.D15:$sample2.D64];[.A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ScriptExample</text:p>
          </table:table-cell>
          <table:table-cell table:formula="of:=COUNTIF([$sample2.D16:$sample2.D65];[.A1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3" table:formula="of:=SUM([.B3];[.B5];[.B8];[.B9];[.B13];[.B15])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7:27:02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17:29:17.492000000</dc:date>
    <meta:editing-duration>PT4M6S</meta:editing-duration>
    <meta:editing-cycles>5</meta:editing-cycles>
    <meta:generator>LibreOffice/6.0.5.2$Windows_X86_64 LibreOffice_project/54c8cbb85f300ac59db32fe8a675ff7683cd5a16</meta:generator>
    <meta:document-statistic meta:table-count="2" meta:cell-count="3422" meta:object-count="0"/>
  </office:meta>
</office:document-meta>
</file>